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27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 style:data-style-name="N0">
      <style:text-properties style:font-name="Ubuntu" fo:font-size="12pt" style:font-size-asian="12pt" style:font-size-complex="12pt"/>
    </style:style>
    <style:style style:name="ce3" style:family="table-cell" style:parent-style-name="Default" style:data-style-name="N60">
      <style:text-properties style:font-name="Ubuntu" fo:font-size="12pt" style:font-size-asian="12pt" style:font-size-complex="12pt"/>
    </style:style>
    <style:style style:name="ce4" style:family="table-cell" style:parent-style-name="Default" style:data-style-name="N60">
      <style:text-properties style:font-name="Ubuntu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fo:background-color="#e6e6ff"/>
      <style:text-properties style:font-name="Ubuntu" fo:font-size="12pt" style:font-size-asian="12pt" style:font-size-complex="12pt"/>
    </style:style>
    <style:style style:name="ce6" style:family="table-cell" style:parent-style-name="Default">
      <style:table-cell-properties fo:background-color="#e6e6ff"/>
      <style:text-properties fo:color="#000000" style:font-name="Ubuntu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QoI</text:p>
          </table:table-cell>
          <table:table-cell office:value-type="string" calcext:value-type="string">
            <text:p>QoI error (actual)</text:p>
          </table:table-cell>
          <table:table-cell table:style-name="ce1" office:value-type="string" calcext:value-type="string">
            <text:p>QoI error (estimated)</text:p>
          </table:table-cell>
          <table:table-cell office:value-type="string" calcext:value-type="string">
            <text:p>estimated relative QoI error</text:p>
          </table:table-cell>
          <table:table-cell office:value-type="string" calcext:value-type="string">
            <text:p>relative error in error</text:p>
          </table:table-cell>
          <table:table-cell office:value-type="string" calcext:value-type="string">
            <text:p>portion refined</text:p>
          </table:table-cell>
          <table:table-cell/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0.00604464540805433" calcext:value-type="float">
            <text:p>0.0060446454</text:p>
          </table:table-cell>
          <table:table-cell table:formula="of:=[.B12]-[.B2]" office:value-type="float" office:value="-0.0001950470379359" calcext:value-type="float">
            <text:p>-0.000195047</text:p>
          </table:table-cell>
          <table:table-cell table:style-name="ce1" office:value-type="float" office:value="-0.000190095389450722" calcext:value-type="float">
            <text:p>-0.0001900954</text:p>
          </table:table-cell>
          <table:table-cell table:formula="of:=ABS([.D2]/[.B2])" office:value-type="float" office:value="0.0314485592814799" calcext:value-type="float">
            <text:p>0.0314485593</text:p>
          </table:table-cell>
          <table:table-cell table:formula="of:=ABS(([.D2]-[.C2])/[.C2])" office:value-type="float" office:value="0.0253869453111345" calcext:value-type="float">
            <text:p>0.02538694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0.00622213306056063" calcext:value-type="float">
            <text:p>0.0062221331</text:p>
          </table:table-cell>
          <table:table-cell table:formula="of:=[.B12]-[.B3]" office:value-type="float" office:value="-0.000372534690442199" calcext:value-type="float">
            <text:p>-0.0003725347</text:p>
          </table:table-cell>
          <table:table-cell table:style-name="ce1" office:value-type="float" office:value="-0.00037406535046854" calcext:value-type="float">
            <text:p>-0.0003740654</text:p>
          </table:table-cell>
          <table:table-cell table:formula="of:=ABS([.D3]/[.B3])" office:value-type="float" office:value="0.0601185070823342" calcext:value-type="float">
            <text:p>0.0601185071</text:p>
          </table:table-cell>
          <table:table-cell table:formula="of:=ABS(([.D3]-[.C3])/[.C3])" office:value-type="float" office:value="0.00410877178853969" calcext:value-type="float">
            <text:p>0.0041087718</text:p>
          </table:table-cell>
          <table:table-cell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0.00619601279171537" calcext:value-type="float">
            <text:p>0.0061960128</text:p>
          </table:table-cell>
          <table:table-cell table:formula="of:=[.B12]-[.B4]" office:value-type="float" office:value="-0.000346414421596939" calcext:value-type="float">
            <text:p>-0.0003464144</text:p>
          </table:table-cell>
          <table:table-cell table:style-name="ce2" office:value-type="float" office:value="-0.000357177361313656" calcext:value-type="float">
            <text:p>-0.0003571774</text:p>
          </table:table-cell>
          <table:table-cell table:formula="of:=ABS([.D4]/[.B4])" office:value-type="float" office:value="0.0576463240668636" calcext:value-type="float">
            <text:p>0.0576463241</text:p>
          </table:table-cell>
          <table:table-cell table:formula="of:=ABS(([.D4]-[.C4])/[.C4])" office:value-type="float" office:value="0.0310695486264734" calcext:value-type="float">
            <text:p>0.0310695486</text:p>
          </table:table-cell>
          <table:table-cell office:value-type="float" office:value="0.05" calcext:value-type="float">
            <text:p>0.05</text:p>
          </table:table-cell>
          <table:table-cell/>
        </table:table-row>
        <table:table-row table:style-name="ro1">
          <table:table-cell office:value-type="string" calcext:value-type="string">
            <text:p>MF03</text:p>
          </table:table-cell>
          <table:table-cell office:value-type="float" office:value="0.00607787732686746" calcext:value-type="float">
            <text:p>0.0060778773</text:p>
          </table:table-cell>
          <table:table-cell table:formula="of:=[.B12]-[.B5]" office:value-type="float" office:value="-0.000228278956749027" calcext:value-type="float">
            <text:p>-0.000228279</text:p>
          </table:table-cell>
          <table:table-cell office:value-type="float" office:value="-0.00023900504279124" calcext:value-type="float">
            <text:p>-2.39E-004</text:p>
          </table:table-cell>
          <table:table-cell table:formula="of:=ABS([.D5]/[.B5])" office:value-type="float" office:value="0.0393237687991349" calcext:value-type="float">
            <text:p>0.0393237688</text:p>
          </table:table-cell>
          <table:table-cell table:formula="of:=ABS(([.D5]-[.C5])/[.C5])" office:value-type="float" office:value="0.0469867489976558" calcext:value-type="float">
            <text:p>0.046986749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MF04</text:p>
          </table:table-cell>
          <table:table-cell office:value-type="float" office:value="0.00593860019621383" calcext:value-type="float">
            <text:p>0.0059386002</text:p>
          </table:table-cell>
          <table:table-cell table:formula="of:=[.B12]-[.B6]" office:value-type="float" office:value="-0.0000890018260954004" calcext:value-type="float">
            <text:p>-8.90018260954004E-005</text:p>
          </table:table-cell>
          <table:table-cell office:value-type="float" office:value="-0.0000935418394630017" calcext:value-type="float">
            <text:p>-9.35E-005</text:p>
          </table:table-cell>
          <table:table-cell table:formula="of:=ABS([.D6]/[.B6])" office:value-type="float" office:value="0.0157514963749605" calcext:value-type="float">
            <text:p>0.0157514964</text:p>
          </table:table-cell>
          <table:table-cell table:formula="of:=ABS(([.D6]-[.C6])/[.C6])" office:value-type="float" office:value="0.051010339526459" calcext:value-type="float">
            <text:p>0.0510103395</text:p>
          </table:table-cell>
          <table:table-cell office:value-type="float" office:value="0.15" calcext:value-type="float">
            <text:p>0.15</text:p>
          </table:table-cell>
          <table:table-cell/>
        </table:table-row>
        <table:table-row table:style-name="ro1">
          <table:table-cell office:value-type="string" calcext:value-type="string">
            <text:p>MF05</text:p>
          </table:table-cell>
          <table:table-cell office:value-type="float" office:value="0.00584758865164574" calcext:value-type="float">
            <text:p>0.0058475887</text:p>
          </table:table-cell>
          <table:table-cell table:formula="of:=[.B12]-[.B7]" office:value-type="float" office:value="0.00000200971847268746" calcext:value-type="float">
            <text:p>2.00971847268746E-006</text:p>
          </table:table-cell>
          <table:table-cell office:value-type="float" office:value="0.000000996759946782222" calcext:value-type="float">
            <text:p>9.97E-007</text:p>
          </table:table-cell>
          <table:table-cell table:formula="of:=ABS([.D7]/[.B7])" office:value-type="float" office:value="0.000170456577259704" calcext:value-type="float">
            <text:p>0.0001704566</text:p>
          </table:table-cell>
          <table:table-cell table:formula="of:=ABS(([.D7]-[.C7])/[.C7])" office:value-type="float" office:value="0.504030061758191" calcext:value-type="float">
            <text:p>0.504030061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O.o the heck?</text:p>
          </table:table-cell>
        </table:table-row>
        <table:table-row table:style-name="ro1">
          <table:table-cell office:value-type="string" calcext:value-type="string">
            <text:p>MF05.5</text:p>
          </table:table-cell>
          <table:table-cell office:value-type="float" office:value="0.00590249793938668" calcext:value-type="float">
            <text:p>0.0059024979</text:p>
          </table:table-cell>
          <table:table-cell table:formula="of:=[.B12]-[.B8]" office:value-type="float" office:value="-0.0000528995692682492" calcext:value-type="float">
            <text:p>-5.28995692682492E-005</text:p>
          </table:table-cell>
          <table:table-cell office:value-type="float" office:value="-0.0000540995494070825" calcext:value-type="float">
            <text:p>-5.41E-005</text:p>
          </table:table-cell>
          <table:table-cell table:formula="of:=ABS([.D8]/[.B8])" office:value-type="float" office:value="0.00916553465374084" calcext:value-type="float">
            <text:p>0.0091655347</text:p>
          </table:table-cell>
          <table:table-cell table:style-name="ce5" table:formula="of:=ABS(([.D8]-[.C8])/[.C8])" office:value-type="float" office:value="0.022684119274172" calcext:value-type="float">
            <text:p>0.0226841193</text:p>
          </table:table-cell>
          <table:table-cell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MF06</text:p>
          </table:table-cell>
          <table:table-cell office:value-type="float" office:value="0.00587511568965605" calcext:value-type="float">
            <text:p>0.0058751157</text:p>
          </table:table-cell>
          <table:table-cell table:formula="of:=[.B12]-[.B9]" office:value-type="float" office:value="-0.0000255173195376161" calcext:value-type="float">
            <text:p>-2.55173195376161E-005</text:p>
          </table:table-cell>
          <table:table-cell table:style-name="ce4" office:value-type="float" office:value="-0.0000257823841737287" calcext:value-type="float">
            <text:p>-2.58E-005</text:p>
          </table:table-cell>
          <table:table-cell table:formula="of:=ABS([.D9]/[.B9])" office:value-type="float" office:value="0.0043884045073567" calcext:value-type="float">
            <text:p>0.0043884045</text:p>
          </table:table-cell>
          <table:table-cell table:style-name="ce6" table:formula="of:=ABS(([.D9]-[.C9])/[.C9])" office:value-type="float" office:value="0.0103876363550589" calcext:value-type="float">
            <text:p>0.0103876364</text:p>
          </table:table-cell>
          <table:table-cell office:value-type="float" office:value="0.3" calcext:value-type="float">
            <text:p>0.3</text:p>
          </table:table-cell>
          <table:table-cell/>
        </table:table-row>
        <table:table-row table:style-name="ro1">
          <table:table-cell office:value-type="string" calcext:value-type="string">
            <text:p>MF07</text:p>
          </table:table-cell>
          <table:table-cell office:value-type="float" office:value="0.0058761579005108" calcext:value-type="float">
            <text:p>0.0058761579</text:p>
          </table:table-cell>
          <table:table-cell table:formula="of:=[.B12]-[.B10]" office:value-type="float" office:value="-0.000026559530392367" calcext:value-type="float">
            <text:p>-2.6559530392367E-005</text:p>
          </table:table-cell>
          <table:table-cell office:value-type="float" office:value="-0.0000266058997709746" calcext:value-type="float">
            <text:p>-2.66E-005</text:p>
          </table:table-cell>
          <table:table-cell table:formula="of:=ABS([.D10]/[.B10])" office:value-type="float" office:value="0.00452777141483244" calcext:value-type="float">
            <text:p>0.0045277714</text:p>
          </table:table-cell>
          <table:table-cell table:style-name="ce6" table:formula="of:=ABS(([.D10]-[.C10])/[.C10])" office:value-type="float" office:value="0.00174586590661114" calcext:value-type="float">
            <text:p>0.0017458659</text:p>
          </table:table-cell>
          <table:table-cell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MF08</text:p>
          </table:table-cell>
          <table:table-cell office:value-type="float" office:value="0.00585100135020539" calcext:value-type="float">
            <text:p>0.0058510014</text:p>
          </table:table-cell>
          <table:table-cell table:formula="of:=[.B12]-[.B11]" office:value-type="float" office:value="-0.00000140298008696142" calcext:value-type="float">
            <text:p>-0.000001403</text:p>
          </table:table-cell>
          <table:table-cell office:value-type="float" office:value="-0.00000139996209126865" calcext:value-type="float">
            <text:p>-1.40E-006</text:p>
          </table:table-cell>
          <table:table-cell table:formula="of:=ABS([.D11]/[.B11])" office:value-type="float" office:value="0.000239268803316804" calcext:value-type="float">
            <text:p>0.0002392688</text:p>
          </table:table-cell>
          <table:table-cell table:style-name="ce6" table:formula="of:=ABS(([.D11]-[.C11])/[.C11])" office:value-type="float" office:value="0.00215113223688153" calcext:value-type="float">
            <text:p>0.0021511322</text:p>
          </table:table-cell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HF</text:p>
          </table:table-cell>
          <table:table-cell office:value-type="float" office:value="0.00584959837011843" calcext:value-type="float">
            <text:p>0.0058495984</text:p>
          </table:table-cell>
          <table:table-cell/>
          <table:table-cell table:style-name="ce1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 style:data-style-name="N2" text:time-value="16:01:23.9696273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46:51.438006392</meta:creation-date>
    <dc:date>2015-03-05T16:44:04.247460259</dc:date>
    <meta:editing-duration>P0D</meta:editing-duration>
    <meta:editing-cycles>3</meta:editing-cycles>
    <meta:generator>LibreOffice/4.2.7.2$Linux_X86_64 LibreOffice_project/420m0$Build-2</meta:generator>
    <meta:document-statistic meta:table-count="1" meta:cell-count="79" meta:object-count="0"/>
  </office:meta>
</office:document-meta>
</file>